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8282" officeooo:paragraph-rsid="001a8282"/>
    </style:style>
    <style:style style:name="P2" style:family="paragraph" style:parent-style-name="Standard">
      <style:text-properties style:text-underline-style="solid" style:text-underline-width="auto" style:text-underline-color="font-color" officeooo:rsid="001a8282" officeooo:paragraph-rsid="001c1ee9"/>
    </style:style>
    <style:style style:name="P3" style:family="paragraph" style:parent-style-name="Standard">
      <style:text-properties style:text-underline-style="solid" style:text-underline-width="auto" style:text-underline-color="font-color" officeooo:rsid="00038d5a" officeooo:paragraph-rsid="001af920"/>
    </style:style>
    <style:style style:name="P4" style:family="paragraph" style:parent-style-name="Standard">
      <style:text-properties style:text-underline-style="solid" style:text-underline-width="auto" style:text-underline-color="font-color" officeooo:rsid="001c1ee9" officeooo:paragraph-rsid="001c1ee9"/>
    </style:style>
    <style:style style:name="P5" style:family="paragraph" style:parent-style-name="Standard">
      <style:text-properties style:text-underline-style="solid" style:text-underline-width="auto" style:text-underline-color="font-color" officeooo:rsid="003307e8" officeooo:paragraph-rsid="003307e8"/>
    </style:style>
    <style:style style:name="P6" style:family="paragraph" style:parent-style-name="Standard">
      <style:text-properties style:text-underline-style="solid" style:text-underline-width="auto" style:text-underline-color="font-color" officeooo:rsid="00370979" officeooo:paragraph-rsid="00370979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0000"/>
      <style:paragraph-properties fo:text-align="center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style:text-underline-style="none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" draw:ole-draw-aspect="1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835in" fo:min-width="0.38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638in" fo:min-width="0.363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3333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ff0000" draw:marker-start-width="0.1689in" draw:marker-end="Arrowheads_20_1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ff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Fine_20_Dashed" svg:stroke-width="0in" svg:stroke-color="#000000" draw:marker-start-width="0.139in" draw:marker-end="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0827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Object1" text:anchor-type="paragraph" svg:x="1.4665in" svg:y="3.3181in" svg:width="0.4319in" svg:height="0.2126in" draw:z-index="14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1118in" svg:y="1.9516in" svg:width="0.4335in" svg:height="0.2134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3" text:anchor-type="paragraph" svg:x="2.4752in" svg:y="2.5457in" svg:width="0.2362in" svg:height="0.2193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4" text:anchor-type="paragraph" svg:x="2.039in" svg:y="2.5335in" svg:width="0.2362in" svg:height="0.2335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5" text:anchor-type="paragraph" svg:x="2.948in" svg:y="2.4244in" svg:width="0.2346in" svg:height="0.2098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paragraph" svg:x="0.7791in" svg:y="3.1744in" svg:width="0.2071in" svg:height="0.1846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1" draw:name="Object7" text:anchor-type="paragraph" svg:x="2.1839in" svg:y="1.6854in" svg:width="0.1925in" svg:height="0.1846in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8" text:anchor-type="paragraph" svg:x="4.5882in" svg:y="1.2244in" svg:width="0.2in" svg:height="0.1846in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paragraph" svg:x="4.152in" svg:y="1.6492in" svg:width="0.3516in" svg:height="0.2335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1" draw:name="Object10" text:anchor-type="paragraph" svg:x="4.4752in" svg:y="1.8736in" svg:width="0.3516in" svg:height="0.2335in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paragraph" svg:x="4.9154in" svg:y="1.8484in" svg:width="0.3508in" svg:height="0.2098in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draw:custom-shape text:anchor-type="paragraph" draw:z-index="0" draw:name="Shape2" draw:style-name="gr1" draw:text-style-name="P7" svg:width="0.5421in" svg:height="0.5421in" svg:x="2.211in" svg:y="1.8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7" svg:width="0.5421in" svg:height="0.5421in" svg:x="0.6591in" svg:y="3.3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1" draw:style-name="gr3" draw:text-style-name="P8" svg:x1="1.1169in" svg:y1="3.4803in" svg:x2="2.274in" svg:y2="2.3024in"><text:p/></draw:line><draw:line text:anchor-type="paragraph" draw:z-index="3" draw:name="Shape3" draw:style-name="gr3" draw:text-style-name="P8" svg:x1="2.7197in" svg:y1="2.0264in" svg:x2="4.7102in" svg:y2="1.5047in"><text:p/></draw:line><draw:line text:anchor-type="paragraph" draw:z-index="4" draw:name="Shape3" draw:style-name="gr4" draw:text-style-name="P8" svg:x1="2.4457in" svg:y1="2.1634in" svg:x2="3.1118in" svg:y2="2.765in"><text:p/></draw:line><draw:line text:anchor-type="paragraph" draw:z-index="5" draw:name="Shape3" draw:style-name="gr4" draw:text-style-name="P8" svg:x1="4.7102in" svg:y1="1.5047in" svg:x2="4.915in" svg:y2="2.1063in"><text:p/></draw:line><draw:line text:anchor-type="paragraph" draw:z-index="6" draw:name="Shape3" draw:style-name="gr5" draw:text-style-name="P9" svg:x1="4.6063in" svg:y1="1.5508in" svg:x2="4.752in" svg:y2="1.9843in"><text:p/></draw:line><draw:line text:anchor-type="paragraph" draw:z-index="7" draw:name="Shape3" draw:style-name="gr5" draw:text-style-name="P9" svg:x1="4.6059in" svg:y1="1.5508in" svg:x2="4.0102in" svg:y2="1.7106in"><text:p/></draw:line><draw:line text:anchor-type="paragraph" draw:z-index="8" draw:name="Shape3" draw:style-name="gr6" draw:text-style-name="P8" svg:x1="2.3417in" svg:y1="2.2217in" svg:x2="2.8453in" svg:y2="2.6807in"><text:p/></draw:line><draw:line text:anchor-type="paragraph" draw:z-index="9" draw:name="Shape3" draw:style-name="gr6" draw:text-style-name="P8" svg:x1="2.3417in" svg:y1="2.2409in" svg:x2="1.9335in" svg:y2="2.6807in"><text:p/></draw:line><draw:line text:anchor-type="paragraph" draw:z-index="10" draw:name="Shape3" draw:style-name="gr7" draw:text-style-name="P8" svg:x1="0.5925in" svg:y1="3.6957in" svg:x2="1.8425in" svg:y2="3.6957in"><text:p/></draw:line><draw:line text:anchor-type="paragraph" draw:z-index="11" draw:name="Shape3" draw:style-name="gr7" draw:text-style-name="P8" svg:x1="1.8953in" svg:y1="2.1661in" svg:x2="3.2354in" svg:y2="2.1661in"><text:p/></draw:line><draw:ellipse text:anchor-type="paragraph" draw:z-index="12" draw:name="Shape4" draw:style-name="gr8" draw:text-style-name="P10" svg:width="0.6189in" svg:height="0.8921in" svg:x="0.8783in" svg:y="3.248in" draw:kind="arc" draw:start-angle="359.69" draw:end-angle="70.31"><text:p/></draw:ellipse><draw:ellipse text:anchor-type="paragraph" draw:z-index="13" draw:name="Shape4" draw:style-name="gr8" draw:text-style-name="P10" svg:width="0.1886in" svg:height="0.4094in" svg:x="2.7811in" svg:y="1.9602in" draw:kind="arc" draw:start-angle="359.69" draw:end-angle="70.31"><text:p/></draw:ellipse>Velocity and Acceleration of Mechanical Finger</text:p>
      <text:p text:style-name="Standard"/>
      <text:p text:style-name="Standard"/>
      <text:p text:style-name="Standard"/>
      <text:p text:style-name="Standard"/>
      <text:p text:style-name="P3"><draw:line text:anchor-type="paragraph" draw:z-index="26" draw:name="Shape8" draw:style-name="gr9" draw:text-style-name="P10" svg:x1="1.2102in" svg:y1="0.5303in" svg:x2="1.2102in" svg:y2="0.172in"><text:p/></draw:line><draw:frame text:anchor-type="paragraph" draw:z-index="30" draw:name="Shape11" draw:style-name="gr11" draw:text-style-name="P11" svg:width="0.2433in" svg:height="0.1925in" svg:x="1.0547in" svg:y="0.0638in"><draw:text-box><text:p>y</text:p></draw:text-box></draw:frame></text:p>
      <text:p text:style-name="P3"/>
      <text:p text:style-name="P3"><draw:line text:anchor-type="paragraph" draw:z-index="27" draw:name="Shape9" draw:style-name="gr9" draw:text-style-name="P10" svg:x1="1.2102in" svg:y1="0.1472in" svg:x2="1.6157in" svg:y2="0.1535in"><text:p/></draw:line><draw:custom-shape text:anchor-type="paragraph" draw:z-index="28" draw:name="Shape10" draw:style-name="gr10" draw:text-style-name="P7" svg:width="0.1161in" svg:height="0.1161in" svg:x="1.1646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9" draw:name="Shape11" draw:style-name="gr11" draw:text-style-name="P11" svg:width="0.2433in" svg:height="0.1925in" svg:x="1.5236in" svg:y="0.1472in"><draw:text-box><text:p>x</text:p></draw:text-box></draw:frame><draw:frame text:anchor-type="paragraph" draw:z-index="31" draw:name="Shape11" draw:style-name="gr11" draw:text-style-name="P11" svg:width="0.2433in" svg:height="0.1925in" svg:x="1.0898in" svg:y="0.1472in"><draw:text-box><text:p>z</text:p></draw:text-box></draw:frame></text:p>
      <text:p text:style-name="P3"><draw:line text:anchor-type="paragraph" draw:z-index="25" draw:name="Shape6" draw:style-name="gr9" draw:text-style-name="P10" svg:x1="4.2327in" svg:y1="0.7138in" svg:x2="4.2327in" svg:y2="0.0945in"><text:p/></draw:lin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16" text:anchor-type="as-char" svg:y="-0.2571in" svg:width="1.2102in" svg:height="0.4783in" draw:z-index="36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2" draw:name="Object17" text:anchor-type="as-char" svg:y="-0.2673in" svg:width="1.0555in" svg:height="0.5in" draw:z-index="37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2" draw:name="Object18" text:anchor-type="as-char" svg:y="-0.2673in" svg:width="1.1736in" svg:height="0.5in" draw:z-index="3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P1">Velocity:</text:p>
      <text:p text:style-name="P1"><text:span text:style-name="T1"/></text:p>
      <text:p text:style-name="P2"><text:span text:style-name="T1"><draw:frame draw:style-name="fr2" draw:name="Object12" text:anchor-type="as-char" svg:y="-0.2783in" svg:width="1.2016in" svg:height="0.522in" draw:z-index="3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1"/></text:p>
      <text:p text:style-name="P2"><text:span text:style-name="T1"><draw:frame draw:style-name="fr2" draw:name="Object13" text:anchor-type="as-char" svg:y="-0.2783in" svg:width="2.4189in" svg:height="0.522in" draw:z-index="3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1"/></text:p>
      <text:p text:style-name="P2"><text:span text:style-name="T1"/></text:p>
      <text:p text:style-name="P2"><text:span text:style-name="T1"><draw:frame draw:style-name="fr2" draw:name="Object19" text:anchor-type="as-char" svg:y="-0.1902in" svg:width="1.5835in" svg:height="0.2508in" draw:z-index="3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"><text:span text:style-name="T1"/></text:p>
      <text:p text:style-name="P2"><text:span text:style-name="T1"><draw:frame draw:style-name="fr2" draw:name="Object20" text:anchor-type="as-char" svg:y="-0.1902in" svg:width="7.3465in" svg:height="0.2508in" draw:z-index="4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2"><text:span text:style-name="T1"/></text:p>
      <text:p text:style-name="P1"><text:span text:style-name="T1"><draw:frame draw:style-name="fr2" draw:name="Object21" text:anchor-type="as-char" svg:y="-0.1902in" svg:width="3.0181in" svg:height="0.2508in" draw:z-index="4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"> <text:s text:c="526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oft-page-break/>Acceleration:</text:p>
      <text:p text:style-name="P4"><text:span text:style-name="T1"/></text:p>
      <text:p text:style-name="P4"><text:span text:style-name="T1"><draw:frame draw:style-name="fr2" draw:name="Object14" text:anchor-type="as-char" svg:y="-0.2783in" svg:width="2.561in" svg:height="0.522in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4"><text:span text:style-name="T1"/></text:p>
      <text:p text:style-name="P4"><text:span text:style-name="T1"><draw:frame draw:style-name="fr2" draw:name="Object15" text:anchor-type="as-char" svg:y="-0.2783in" svg:width="4.2835in" svg:height="0.522in" draw:z-index="3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4"><text:span text:style-name="T1"/></text:p>
      <text:p text:style-name="P4"><text:span text:style-name="T1"/></text:p>
      <text:p text:style-name="P4"><text:span text:style-name="T1"><draw:frame draw:style-name="fr2" draw:name="Object22" text:anchor-type="as-char" svg:y="-0.1902in" svg:width="1.472in" svg:height="0.2508in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4"><text:span text:style-name="T1"/></text:p>
      <text:p text:style-name="P4"><text:span text:style-name="T1"><draw:frame draw:style-name="fr2" draw:name="Object23" text:anchor-type="as-char" svg:y="-0.1839in" svg:width="6.1839in" svg:height="0.2563in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6"><text:span text:style-name="T1"><draw:frame draw:style-name="fr2" draw:name="Object24" text:anchor-type="as-char" svg:y="-0.2917in" svg:width="6.6217in" svg:height="0.3638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6"><text:span text:style-name="T1"/></text:p>
      <text:p text:style-name="P6"><text:span text:style-name="T1"><draw:frame draw:style-name="fr2" draw:name="Object25" text:anchor-type="as-char" svg:y="-0.1839in" svg:width="5.222in" svg:height="0.2563in" draw:z-index="45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6"><text:span text:style-name="T1"><draw:frame draw:style-name="fr2" draw:name="Object26" text:anchor-type="as-char" svg:y="-0.2917in" svg:width="2.8335in" svg:height="0.3638in" draw:z-index="46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8:34:31.303739801</meta:creation-date>
    <dc:date>2017-05-02T09:58:47.849086933</dc:date>
    <meta:editing-duration>PT1H23M59S</meta:editing-duration>
    <meta:editing-cycles>34</meta:editing-cycles>
    <meta:generator>LibreOffice/5.1.6.2$Linux_X86_64 LibreOffice_project/10m0$Build-2</meta:generator>
    <meta:document-statistic meta:table-count="0" meta:image-count="0" meta:object-count="26" meta:page-count="2" meta:paragraph-count="16" meta:word-count="8" meta:character-count="595" meta:non-whitespace-character-count="63"/>
  </office:meta>
</office:document-meta>
</file>

<file path=Object 1/content.xml><?xml version="1.0" encoding="utf-8"?>
<math xmlns="http://www.w3.org/1998/Math/MathML" display="block">
  <semantics>
    <mrow>
      <msub>
        <mi mathvariant="normal">φ</mi>
        <mn>1</mn>
      </msub>
      <mrow>
        <mo fence="true" stretchy="false">(</mo>
        <mrow>
          <mi>t</mi>
        </mrow>
        <mo fence="true" stretchy="false">)</mo>
      </mrow>
    </mrow>
    <annotation encoding="StarMath 5.0">%varphi_1 ( t )</annotation>
  </semantics>
</math>
</file>

<file path=Object 10/content.xml><?xml version="1.0" encoding="utf-8"?>
<math xmlns="http://www.w3.org/1998/Math/MathML" display="block">
  <semantics>
    <mover accent="true">
      <msubsup>
        <mi>a</mi>
        <mrow>
          <mi>C</mi>
          <mo stretchy="false">/</mo>
          <mi>B</mi>
        </mrow>
        <mi>n</mi>
      </msubsup>
      <mo stretchy="false">¯</mo>
    </mover>
    <annotation encoding="StarMath 5.0">bar a_{C/B} ^n</annotation>
  </semantics>
</math>
</file>

<file path=Object 11/content.xml><?xml version="1.0" encoding="utf-8"?>
<math xmlns="http://www.w3.org/1998/Math/MathML" display="block">
  <semantics>
    <mover accent="true">
      <msub>
        <mi>v</mi>
        <mrow>
          <mi>C</mi>
          <mo stretchy="false">/</mo>
          <mi>B</mi>
        </mrow>
      </msub>
      <mo stretchy="false">¯</mo>
    </mover>
    <annotation encoding="StarMath 5.0">bar v_{C/B} 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V</mi>
                  <mi>C</mi>
                  <mi>x</mi>
                </msubsup>
                <mrow>
                  <mtext/>
                  <mo stretchy="false">=</mo>
                  <mtext/>
                </mrow>
                <msubsup>
                  <mi>V</mi>
                  <mi>B</mi>
                  <mi>x</mi>
                </msubsup>
                <mrow>
                  <mtext/>
                  <mo stretchy="false">+</mo>
                  <mtext/>
                </mrow>
                <msubsup>
                  <mi>V</mi>
                  <mrow>
                    <mi>C</mi>
                    <mo stretchy="false">/</mo>
                    <mi>B</mi>
                  </mrow>
                  <mi>x</mi>
                </msubsup>
              </mrow>
            </mtd>
          </mtr>
          <mtr>
            <mtd>
              <mrow>
                <msubsup>
                  <mi>V</mi>
                  <mi>C</mi>
                  <mi>y</mi>
                </msubsup>
                <mrow>
                  <mtext/>
                  <mo stretchy="false">=</mo>
                  <mtext/>
                </mrow>
                <msubsup>
                  <mi>V</mi>
                  <mi>B</mi>
                  <mi>y</mi>
                </msubsup>
                <mrow>
                  <mtext/>
                  <mo stretchy="false">+</mo>
                  <mtext/>
                </mrow>
                <msubsup>
                  <mi>V</mi>
                  <mrow>
                    <mi>C</mi>
                    <mo stretchy="false">/</mo>
                    <mi>B</mi>
                  </mrow>
                  <mi>y</mi>
                </msubsup>
              </mrow>
            </mtd>
          </mtr>
        </mtable>
      </mrow>
    </mrow>
    <annotation encoding="StarMath 5.0">left lbrace { binom {V_C ^x % = % V_B ^x % + % V_{ C/B } ^x} {V_C ^y % = % V_B ^y % + % V_{ C/B } ^y}  } right none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V</mi>
                  <mi>C</mi>
                  <mi>x</mi>
                </msubsup>
                <mrow>
                  <mtext/>
                  <mo stretchy="false">=</mo>
                  <mtext/>
                </mrow>
                <msub>
                  <mi>V</mi>
                  <mi>B</mi>
                </msub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>
                  <mi>V</mi>
                  <mrow>
                    <mi>C</mi>
                    <mo stretchy="false">/</mo>
                    <mi>B</mi>
                  </mrow>
                </msub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subsup>
                  <mi>V</mi>
                  <mi>C</mi>
                  <mi>y</mi>
                </msubsup>
                <mrow>
                  <mtext/>
                  <mo stretchy="false">=</mo>
                  <mtext/>
                </mrow>
                <msub>
                  <mi>V</mi>
                  <mi>B</mi>
                </msub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>
                  <mi>V</mi>
                  <mrow>
                    <mi>C</mi>
                    <mo stretchy="false">/</mo>
                    <mi>B</mi>
                  </mrow>
                </msub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{ binom {V_C ^x % = % V_B sin%varphi_1(t) % + % V_{ C/B } sin%varphi_2(t)} {V_C ^y % = % V_B cos%varphi_1(t) % + % V_{ C/B } cos%varphi_2(t)}  } right none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C</mi>
                  <mi>x</mi>
                </msubsup>
                <mrow>
                  <mtext/>
                  <mo stretchy="false">=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 mathvariant="normal">τ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>n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 mathvariant="normal">τ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>n</mi>
                      </msubsup>
                    </mrow>
                    <mo fence="true" stretchy="false">)</mo>
                  </mrow>
                  <mi>x</mi>
                </msup>
              </mrow>
            </mtd>
          </mtr>
          <mtr>
            <mtd>
              <mrow>
                <msubsup>
                  <mi>a</mi>
                  <mi>C</mi>
                  <mi>y</mi>
                </msubsup>
                <mrow>
                  <mtext/>
                  <mo stretchy="false">=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 mathvariant="normal">τ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>n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 mathvariant="normal">τ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>n</mi>
                      </msubsup>
                    </mrow>
                    <mo fence="true" stretchy="false">)</mo>
                  </mrow>
                  <mi>y</mi>
                </msup>
              </mrow>
            </mtd>
          </mtr>
        </mtable>
      </mrow>
    </mrow>
    <annotation encoding="StarMath 5.0">left lbrace { binom {a_C ^x % = % (a_B ^%tau)^x % + % (a_B ^n)^x % + % (a_{ C/B } ^%tau)^x % + % (a_{ C/B } ^n)^x} {a_C ^y % = % (a_B ^%tau)^y % + % (a_B ^n)^y % + % (a_{ C/B } ^%tau)^y % + % (a_{ C/B } ^n)^y}  } right none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C</mi>
                  <mi>x</mi>
                </msubsup>
                <mrow>
                  <mtext/>
                  <mo stretchy="false">=</mo>
                  <mtext/>
                </mrow>
                <msubsup>
                  <mi>a</mi>
                  <mi>B</mi>
                  <mi mathvariant="normal">τ</mi>
                </msubsup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−</mo>
                  <mtext/>
                </mrow>
                <msubsup>
                  <mi>a</mi>
                  <mi>B</mi>
                  <mi>n</mi>
                </msubsup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−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subsup>
                  <mi>a</mi>
                  <mi>C</mi>
                  <mi>y</mi>
                </msubsup>
                <mrow>
                  <mtext/>
                  <mo stretchy="false">=</mo>
                  <mtext/>
                </mrow>
                <msubsup>
                  <mi>a</mi>
                  <mi>B</mi>
                  <mi mathvariant="normal">τ</mi>
                </msubsup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i>B</mi>
                  <mi>n</mi>
                </msubsup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{ binom 

{a_C ^x % = % a_B ^%tau sin%varphi_1(t) % - % a_B ^n cos%varphi_1(t) % + % a_{ C/B } ^%tau sin%varphi_2(t) % - % a_{ C/B } ^n cos%varphi_2(t)} 

{a_C ^y % = % a_B ^%tau cos%varphi_1(t) % + % a_B ^n sin%varphi_1(t)% + % a_{ C/B } ^%tau cos%varphi_2(t) % + % a_{ C/B } ^n sin%varphi_2(t)}  

} right none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i>B</mi>
                </msub>
                <mrow>
                  <mtext/>
                  <mo stretchy="false">=</mo>
                  <mtext/>
                </mrow>
                <msub>
                  <mi mathvariant="normal">ω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  <mtr>
            <mtd>
              <mrow>
                <msub>
                  <mi>V</mi>
                  <mrow>
                    <mi>C</mi>
                    <mo stretchy="false">/</mo>
                    <mi>B</mi>
                  </mrow>
                </msub>
                <mrow>
                  <mtext/>
                  <mo stretchy="false">=</mo>
                  <mtext/>
                </mrow>
                <msub>
                  <mi mathvariant="normal">ω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</mtable>
      </mrow>
    </mrow>
    <annotation encoding="StarMath 5.0">left lbrace alignl { binom 
{V_B % = % %omega _1(t) l_AB} 
{V_{C/B} % = % %omega _2(t) l_BC}

} right none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B</mi>
                  <mi mathvariant="normal">τ</mi>
                </msubsup>
                <mrow>
                  <mtext/>
                  <mo stretchy="false">=</mo>
                  <mtext/>
                </mrow>
                <msub>
                  <mi mathvariant="normal">ε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  <mtr>
            <mtd>
              <mrow>
                <msubsup>
                  <mi>a</mi>
                  <mi>B</mi>
                  <mi>n</mi>
                </msubsup>
                <mrow>
                  <mtext/>
                  <mo stretchy="false">=</mo>
                  <mtext/>
                </mrow>
                <msubsup>
                  <mi mathvariant="normal">ω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</mtable>
      </mrow>
    </mrow>
    <annotation encoding="StarMath 5.0">left lbrace alignl { binom 
{a_B ^%tau % = % %varepsilon _1(t) l_AB} 
{a_B ^ n% = % %omega_1^2(t) l_AB}

} right none</annotation>
  </semantics>
</math>
</file>

<file path=Object 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row>
                  <mtext/>
                  <mo stretchy="false">=</mo>
                  <mtext/>
                </mrow>
                <msub>
                  <mi mathvariant="normal">ε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  <mtr>
            <mtd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row>
                  <mtext/>
                  <mo stretchy="false">=</mo>
                  <mtext/>
                </mrow>
                <msubsup>
                  <mi mathvariant="normal">ω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</mtable>
      </mrow>
    </mrow>
    <annotation encoding="StarMath 5.0">left lbrace alignl { binom 
{a_{C/B} ^%tau % = % %varepsilon _2(t) l_BC} 
{a_{C/B} ^ n% = % %omega_2^2(t) l_BC}

} right none</annotation>
  </semantics>
</math>
</file>

<file path=Object 19/content.xml><?xml version="1.0" encoding="utf-8"?>
<math xmlns="http://www.w3.org/1998/Math/MathML" display="block">
  <semantics>
    <mrow>
      <msub>
        <mi>V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subsup>
                  <mi>V</mi>
                  <mi>c</mi>
                  <mi>x</mi>
                </msubsup>
              </mrow>
              <mo fence="true" stretchy="false">)</mo>
            </mrow>
            <mn>2</mn>
          </msup>
          <mrow>
            <mtext/>
            <mo stretchy="false">+</mo>
            <mtext/>
          </mrow>
          <msup>
            <mrow>
              <mo fence="true" stretchy="false">(</mo>
              <mrow>
                <msubsup>
                  <mi>V</mi>
                  <mi>c</mi>
                  <mi>y</mi>
                </msubsup>
              </mrow>
              <mo fence="true" stretchy="false">)</mo>
            </mrow>
            <mn>2</mn>
          </msup>
        </mrow>
      </msqrt>
      <mrow>
        <mtext/>
        <mo stretchy="false">=</mo>
        <mtext/>
      </mrow>
    </mrow>
    <annotation encoding="StarMath 5.0">V_c % = % sqrt{ (V_c ^x)^2 % + % (V_c ^y)^2 } % = % 
</annotation>
  </semantics>
</math>
</file>

<file path=Object 2/content.xml><?xml version="1.0" encoding="utf-8"?>
<math xmlns="http://www.w3.org/1998/Math/MathML" display="block">
  <semantics>
    <mrow>
      <msub>
        <mi mathvariant="normal">φ</mi>
        <mn>2</mn>
      </msub>
      <mrow>
        <mo fence="true" stretchy="false">(</mo>
        <mrow>
          <mi>t</mi>
        </mrow>
        <mo fence="true" stretchy="false">)</mo>
      </mrow>
    </mrow>
    <annotation encoding="StarMath 5.0">%varphi_2 ( t )</annotation>
  </semantics>
</math>
</file>

<file path=Object 20/content.xml><?xml version="1.0" encoding="utf-8"?>
<math xmlns="http://www.w3.org/1998/Math/MathML" display="block">
  <semantics>
    <mrow>
      <mrow>
        <mtext/>
        <mo stretchy="false">=</mo>
        <mtext/>
      </mrow>
      <msqrt>
        <mrow>
          <msubsup>
            <mi>V</mi>
            <mi>B</mi>
            <mn>2</mn>
          </msubsup>
          <mrow>
            <mo fence="true" stretchy="false">[</mo>
            <mrow>
              <mrow>
                <mi>sin</mi>
                <msubsup>
                  <mi mathvariant="normal">φ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sup>
                  <mi mathvariant="normal">φ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/>
            <mo stretchy="false">+</mo>
            <mtext/>
          </mrow>
          <mn>2</mn>
          <msub>
            <mi>V</mi>
            <mi>B</mi>
          </msub>
          <msub>
            <mi>V</mi>
            <mrow>
              <mi>C</mi>
              <mo stretchy="false">/</mo>
              <mi>B</mi>
            </mrow>
          </msub>
          <mrow>
            <mo fence="true" stretchy="false">[</mo>
            <mrow>
              <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/>
            <mo stretchy="false">+</mo>
            <mtext/>
          </mrow>
          <msubsup>
            <mi>V</mi>
            <mrow>
              <mi>C</mi>
              <mo stretchy="false">/</mo>
              <mi>B</mi>
            </mrow>
            <mn>2</mn>
          </msubsup>
          <mrow>
            <mo fence="true" stretchy="false">[</mo>
            <mrow>
              <mrow>
                <mi>sin</mi>
                <msubsup>
                  <mi mathvariant="normal">φ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sup>
                  <mi mathvariant="normal">φ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</mrow>
      </msqrt>
    </mrow>
    <annotation encoding="StarMath 5.0">% = % 
sqrt{ 

V_B^2 [sin%varphi_1^2(t) % + % cos%varphi_1^2(t)] % + % 

2V_B V_{ C/B } [ sin%varphi_1(t) sin%varphi_2(t) % + % cos%varphi_1(t) cos%varphi_2(t)]% + % 

V_{C/B}^2 [sin%varphi_2 ^2(t) % + % cos%varphi_2^2(t)]

 }</annotation>
  </semantics>
</math>
</file>

<file path=Object 21/content.xml><?xml version="1.0" encoding="utf-8"?>
<math xmlns="http://www.w3.org/1998/Math/MathML" display="block">
  <semantics>
    <mrow>
      <mrow>
        <mtext/>
        <mo stretchy="false">=</mo>
        <mtext/>
      </mrow>
      <msqrt>
        <mrow>
          <msubsup>
            <mi>V</mi>
            <mi>B</mi>
            <mn>2</mn>
          </msubsup>
          <mrow>
            <mtext/>
            <mo stretchy="false">+</mo>
            <mtext/>
          </mrow>
          <mn>2</mn>
          <msub>
            <mi>V</mi>
            <mi>B</mi>
          </msub>
          <msub>
            <mi>V</mi>
            <mrow>
              <mi>C</mi>
              <mo stretchy="false">/</mo>
              <mi>B</mi>
            </mrow>
          </msub>
          <mi>cos</mi>
          <mrow>
            <mo fence="true" stretchy="false">(</mo>
            <mrow>
              <mrow>
                <msub>
                  <mi mathvariant="normal"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 mathvariant="normal"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text/>
            <mo stretchy="false">+</mo>
            <mtext/>
          </mrow>
          <msubsup>
            <mi>V</mi>
            <mrow>
              <mi>C</mi>
              <mo stretchy="false">/</mo>
              <mi>B</mi>
            </mrow>
            <mn>2</mn>
          </msubsup>
        </mrow>
      </msqrt>
    </mrow>
    <annotation encoding="StarMath 5.0">% = % 
sqrt{ 

V_B^2 % + % 

2V_B V_{ C/B } cos(%varphi_1(t) - %varphi_2(t)) % + % 

V_{C/B}^2

 }</annotation>
  </semantics>
</math>
</file>

<file path=Object 22/content.xml><?xml version="1.0" encoding="utf-8"?>
<math xmlns="http://www.w3.org/1998/Math/MathML" display="block">
  <semantics>
    <mrow>
      <msub>
        <mi>a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subsup>
                  <mi>a</mi>
                  <mi>c</mi>
                  <mi>x</mi>
                </msubsup>
              </mrow>
              <mo fence="true" stretchy="false">)</mo>
            </mrow>
            <mn>2</mn>
          </msup>
          <mrow>
            <mtext/>
            <mo stretchy="false">+</mo>
            <mtext/>
          </mrow>
          <msup>
            <mrow>
              <mo fence="true" stretchy="false">(</mo>
              <mrow>
                <msubsup>
                  <mi>a</mi>
                  <mi>c</mi>
                  <mi>y</mi>
                </msubsup>
              </mrow>
              <mo fence="true" stretchy="false">)</mo>
            </mrow>
            <mn>2</mn>
          </msup>
        </mrow>
      </msqrt>
      <mrow>
        <mtext/>
        <mo stretchy="false">=</mo>
        <mtext/>
      </mrow>
    </mrow>
    <annotation encoding="StarMath 5.0">a_c % = % sqrt{ (a_c ^x)^2 % + % (a_c ^y)^2 } % = % 
</annotation>
  </semantics>
</math>
</file>

<file path=Object 23/content.xml><?xml version="1.0" encoding="utf-8"?>
<math xmlns="http://www.w3.org/1998/Math/MathML" display="block">
  <semantics>
    <mrow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>n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>n</mi>
                        </msub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subsup>
                    <mi mathvariant="normal">φ</mi>
                    <mn>1</mn>
                    <mn>2</mn>
                  </msub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text/>
                    <mo stretchy="false">+</mo>
                    <mtext/>
                  </mrow>
                  <mi>cos</mi>
                  <msubsup>
                    <mi mathvariant="normal">φ</mi>
                    <mn>1</mn>
                    <mn>2</mn>
                  </msub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 mathvariant="normal">τ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% = % left [
[(a_B ^%tau)^2 % + % (a_B ^n)^2 % + % (a_{C/B} ^%tau)^2 % + % (a_{C/B} ^n)^2][sin%varphi_1^2(t) % + % cos%varphi_1^2(t)] 
% + % 
(a_B ^%tau) (a_{C/B} ^%tau)[cos(%varphi_1(t) - %varphi_2(t))] 
right none % + % </annotation>
  </semantics>
</math>
</file>

<file path=Object 24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 mathvariant="normal">τ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</mrow>
              <mo fence="true" stretchy="false">)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2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1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>n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</mrow>
              <mo fence="true" stretchy="false">)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>n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(a_B ^%tau) (a_{C/B} ^n)[sin(%varphi_2(t) - %varphi_1(t))] 
% + % 
(a_B ^n) (a_{C/B} ^%tau)[sin(%varphi_1(t) - %varphi_2(t))] 
% + %
(a_B ^n) (a_{C/B} ^n)[cos(%varphi_1(t) - %varphi_2(t))] 
right] ^ {1 over 2}</annotation>
  </semantics>
</math>
</file>

<file path=Object 25/content.xml><?xml version="1.0" encoding="utf-8"?>
<math xmlns="http://www.w3.org/1998/Math/MathML" display="block">
  <semantics>
    <mrow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>n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>n</mi>
                        </msub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>a</mi>
                    <mi>B</mi>
                    <mi mathvariant="normal">τ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 mathvariant="normal">τ</mi>
                  </msubsup>
                  <mrow>
                    <mtext/>
                    <mo stretchy="false">+</mo>
                    <mtext/>
                  </mrow>
                  <msubsup>
                    <mi>a</mi>
                    <mi>B</mi>
                    <mi>n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>n</mi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% = % left [
[(a_B ^%tau)^2 % + % (a_B ^n)^2 % + % (a_{C/B} ^%tau)^2 % + % (a_{C/B} ^n)^2]
% + % 
[a_B ^%tau a_{C/B} ^%tau % + % a_B ^n a_{C/B} ^n][cos(%varphi_1(t) - %varphi_2(t))]  
right none % + % </annotation>
  </semantics>
</math>
</file>

<file path=Object 26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>a</mi>
                    <mi>B</mi>
                    <mi>n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 mathvariant="normal">τ</mi>
                  </msubsup>
                  <mrow>
                    <mtext/>
                    <mo stretchy="false">−</mo>
                    <mtext/>
                  </mrow>
                  <msubsup>
                    <mi>a</mi>
                    <mi>B</mi>
                    <mi mathvariant="normal">τ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>n</mi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[a_B ^n a_{C/B} ^%tau % - % a_B ^%tau a_{C/B} ^n][sin(%varphi_1(t) - %varphi_2(t))]  
right] ^ {1 over 2}</annotation>
  </semantics>
</math>
</file>

<file path=Object 3/content.xml><?xml version="1.0" encoding="utf-8"?>
<math xmlns="http://www.w3.org/1998/Math/MathML" display="block">
  <semantics>
    <mover accent="true">
      <msubsup>
        <mi>a</mi>
        <mi>B</mi>
        <mi mathvariant="normal">τ</mi>
      </msubsup>
      <mo stretchy="false">¯</mo>
    </mover>
    <annotation encoding="StarMath 5.0">bar a_B ^%tau</annotation>
  </semantics>
</math>
</file>

<file path=Object 4/content.xml><?xml version="1.0" encoding="utf-8"?>
<math xmlns="http://www.w3.org/1998/Math/MathML" display="block">
  <semantics>
    <mover accent="true">
      <msubsup>
        <mi>a</mi>
        <mi>B</mi>
        <mi>n</mi>
      </msubsup>
      <mo stretchy="false">¯</mo>
    </mover>
    <annotation encoding="StarMath 5.0">bar a_B ^n</annotation>
  </semantics>
</math>
</file>

<file path=Object 5/content.xml><?xml version="1.0" encoding="utf-8"?>
<math xmlns="http://www.w3.org/1998/Math/MathML" display="block">
  <semantics>
    <mover accent="true">
      <msub>
        <mi>v</mi>
        <mi>B</mi>
      </msub>
      <mo stretchy="false">¯</mo>
    </mover>
    <annotation encoding="StarMath 5.0">bar v_B 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over accent="true">
      <msubsup>
        <mi>a</mi>
        <mrow>
          <mi>C</mi>
          <mo stretchy="false">/</mo>
          <mi>B</mi>
        </mrow>
        <mi>n</mi>
      </msubsup>
      <mo stretchy="false">¯</mo>
    </mover>
    <annotation encoding="StarMath 5.0">bar a_{C/B} ^n</annotation>
  </semantics>
</math>
</file>